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4278in" fo:margin-left="0in" table:align="left"/>
    </style:style>
    <style:style style:name="Table1.A" style:family="table-column">
      <style:table-column-properties style:column-width="1.191in"/>
    </style:style>
    <style:style style:name="Table1.B" style:family="table-column">
      <style:table-column-properties style:column-width="0.691in"/>
    </style:style>
    <style:style style:name="Table1.C" style:family="table-column">
      <style:table-column-properties style:column-width="0.591in"/>
    </style:style>
    <style:style style:name="Table1.D" style:family="table-column">
      <style:table-column-properties style:column-width="0.891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Mono" officeooo:rsid="0006cd40" officeooo:paragraph-rsid="0006cd40"/>
    </style:style>
    <style:style style:name="P2" style:family="paragraph" style:parent-style-name="Standard">
      <style:text-properties style:font-name="FreeMono" officeooo:rsid="00090050" officeooo:paragraph-rsid="00090050"/>
    </style:style>
    <style:style style:name="P3" style:family="paragraph" style:parent-style-name="Standard">
      <style:text-properties style:font-name="FreeMono" officeooo:rsid="0009eecc" officeooo:paragraph-rsid="0009eecc"/>
    </style:style>
    <style:style style:name="P4" style:family="paragraph" style:parent-style-name="Standard">
      <style:text-properties style:font-name="FreeMono" fo:font-weight="bold" officeooo:rsid="0006cd40" officeooo:paragraph-rsid="0008a298" style:font-weight-asian="bold" style:font-weight-complex="bold"/>
    </style:style>
    <style:style style:name="P5" style:family="paragraph" style:parent-style-name="Standard">
      <style:text-properties style:font-name="FreeMono" officeooo:rsid="000a2995" officeooo:paragraph-rsid="000a2995"/>
    </style:style>
    <style:style style:name="P6" style:family="paragraph" style:parent-style-name="Standard">
      <style:text-properties style:font-name="FreeMono" officeooo:rsid="0006cd40" officeooo:paragraph-rsid="0008a298" loext:padding="0in" loext:border="none"/>
    </style:style>
    <style:style style:name="P7" style:family="paragraph" style:parent-style-name="Standard">
      <style:text-properties style:font-name="FreeMono" officeooo:rsid="0006cd40" officeooo:paragraph-rsid="000a2995" loext:padding="0in" loext:border="none"/>
    </style:style>
    <style:style style:name="P8" style:family="paragraph" style:parent-style-name="Standard">
      <style:text-properties style:font-name="FreeMono" officeooo:rsid="0006cd40" officeooo:paragraph-rsid="0008a298"/>
    </style:style>
    <style:style style:name="P9" style:family="paragraph" style:parent-style-name="Standard">
      <style:text-properties style:font-name="FreeMono" officeooo:rsid="0006cd40" officeooo:paragraph-rsid="000ee799"/>
    </style:style>
    <style:style style:name="P10" style:family="paragraph" style:parent-style-name="Standard">
      <style:text-properties style:font-name="FreeMono" fo:font-weight="bold" officeooo:rsid="0006cd40" officeooo:paragraph-rsid="0008a298" style:font-weight-asian="bold" style:font-weight-complex="bold" loext:padding="0in" loext:border="none"/>
    </style:style>
    <style:style style:name="P11" style:family="paragraph" style:parent-style-name="Standard">
      <style:text-properties style:font-name="FreeMono" fo:font-weight="bold" officeooo:rsid="0006cd40" officeooo:paragraph-rsid="0008a298" style:font-weight-asian="bold" style:font-weight-complex="bold"/>
    </style:style>
    <style:style style:name="P12" style:family="paragraph" style:parent-style-name="Standard">
      <style:text-properties style:font-name="FreeMono" fo:font-weight="bold" officeooo:rsid="0006cd40" officeooo:paragraph-rsid="000ee799" style:font-weight-asian="bold" style:font-weight-complex="bold"/>
    </style:style>
    <style:style style:name="P13" style:family="paragraph" style:parent-style-name="Standard">
      <style:text-properties style:font-name="FreeMono" officeooo:rsid="00090050" officeooo:paragraph-rsid="00090050" loext:padding="0in" loext:border="none"/>
    </style:style>
    <style:style style:name="P14" style:family="paragraph" style:parent-style-name="Standard">
      <style:text-properties style:font-name="FreeMono" officeooo:rsid="000b1dae" officeooo:paragraph-rsid="000b1dae"/>
    </style:style>
    <style:style style:name="P15" style:family="paragraph" style:parent-style-name="Standard">
      <style:text-properties style:font-name="FreeMono" officeooo:rsid="000d0190" officeooo:paragraph-rsid="000d0190" loext:padding="0in" loext:border="none"/>
    </style:style>
    <style:style style:name="P16" style:family="paragraph" style:parent-style-name="Standard">
      <style:text-properties style:font-name="FreeMono" officeooo:rsid="0010e4ee" officeooo:paragraph-rsid="0010e4ee" loext:padding="0in" loext:border="none"/>
    </style:style>
    <style:style style:name="P17" style:family="paragraph" style:parent-style-name="Standard">
      <style:text-properties style:font-name="FreeMono" officeooo:rsid="0010e4ee" officeooo:paragraph-rsid="00111eca" loext:padding="0in" loext:border="none"/>
    </style:style>
    <style:style style:name="P18" style:family="paragraph" style:parent-style-name="Standard">
      <style:text-properties style:font-name="FreeMono" officeooo:rsid="00111eca" officeooo:paragraph-rsid="00111eca" loext:padding="0in" loext:border="none"/>
    </style:style>
    <style:style style:name="P19" style:family="paragraph" style:parent-style-name="Standard">
      <style:text-properties style:font-name="FreeMono" fo:font-weight="normal" officeooo:rsid="0006cd40" officeooo:paragraph-rsid="000ee799" style:font-weight-asian="normal" style:font-weight-complex="normal"/>
    </style:style>
    <style:style style:name="P20" style:family="paragraph" style:parent-style-name="Standard">
      <style:text-properties style:font-name="FreeMono" fo:font-weight="normal" officeooo:rsid="0013a155" officeooo:paragraph-rsid="0013a155" style:font-weight-asian="normal" style:font-weight-complex="normal"/>
    </style:style>
    <style:style style:name="P21" style:family="paragraph" style:parent-style-name="Standard">
      <style:text-properties style:font-name="FreeMono" fo:font-style="italic" fo:font-weight="normal" officeooo:rsid="00111eca" officeooo:paragraph-rsid="00111eca" style:font-style-asian="italic" style:font-weight-asian="normal" style:font-style-complex="italic" style:font-weight-complex="normal" loext:padding="0in" loext:border="none"/>
    </style:style>
    <style:style style:name="P22" style:family="paragraph" style:parent-style-name="Standard">
      <style:text-properties style:font-name="FreeMono" fo:font-style="italic" officeooo:rsid="00111eca" officeooo:paragraph-rsid="00111eca" style:font-style-asian="italic" style:font-style-complex="italic" loext:padding="0in" loext:border="none"/>
    </style:style>
    <style:style style:name="P23" style:family="paragraph" style:parent-style-name="Standard">
      <style:text-properties style:font-name="FreeMono" officeooo:rsid="001296da" officeooo:paragraph-rsid="001296da" loext:padding="0in" loext:border="none"/>
    </style:style>
    <style:style style:name="P24" style:family="paragraph" style:parent-style-name="Standard">
      <style:text-properties style:font-name="FreeMono" officeooo:rsid="00134d50" officeooo:paragraph-rsid="00134d50"/>
    </style:style>
    <style:style style:name="P25" style:family="paragraph" style:parent-style-name="Table_20_Contents">
      <style:text-properties style:font-name="FreeMono"/>
    </style:style>
    <style:style style:name="P26" style:family="paragraph" style:parent-style-name="Table_20_Contents">
      <style:text-properties style:font-name="FreeMono" officeooo:rsid="00113518" officeooo:paragraph-rsid="00113518"/>
    </style:style>
    <style:style style:name="P27" style:family="paragraph" style:parent-style-name="Table_20_Contents">
      <style:text-properties style:font-name="FreeMono" officeooo:rsid="001296da" officeooo:paragraph-rsid="001296da"/>
    </style:style>
    <style:style style:name="T1" style:family="text">
      <style:text-properties fo:letter-spacing="-0.0008in" loext:padding="0in" loext:border="none"/>
    </style:style>
    <style:style style:name="T2" style:family="text">
      <style:text-properties loext:padding="0in" loext:border="none"/>
    </style:style>
    <style:style style:name="T3" style:family="text">
      <style:text-properties fo:letter-spacing="normal" loext:padding="0in" loext:border="none"/>
    </style:style>
    <style:style style:name="T4" style:family="text">
      <style:text-properties fo:letter-spacing="0.0016in" loext:padding="0in" loext:border="none"/>
    </style:style>
    <style:style style:name="T5" style:family="text">
      <style:text-properties officeooo:rsid="000a2995" loext:padding="0in" loext:border="none"/>
    </style:style>
    <style:style style:name="T6" style:family="text">
      <style:text-properties officeooo:rsid="000d0190" loext:padding="0in" loext:border="none"/>
    </style:style>
    <style:style style:name="T7" style:family="text">
      <style:text-properties officeooo:rsid="00111eca"/>
    </style:style>
    <style:style style:name="T8" style:family="text">
      <style:text-properties officeooo:rsid="0013a155" loext:padding="0in" loext:border="none"/>
    </style:style>
    <style:style style:name="T9" style:family="text">
      <style:text-properties fo:font-weight="bold" style:font-weight-asian="bold" style:font-weight-complex="bold"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95</text:p>
      <text:p text:style-name="P1">Assignment 2</text:p>
      <text:p text:style-name="P1"/>
      <text:p text:style-name="P4"><text:span text:style-name="T1">1. </text:span><text:span text:style-name="T2">Describe the difference between prescriptive </text:span><text:span text:style-name="T1">and </text:span><text:span text:style-name="T2">descriptive design processes. Use VLSI design and embedded system design as examples to aid you distinguish between the two processes.</text:span></text:p>
      <text:p text:style-name="P8"><text:span text:style-name="T2"/></text:p>
      <text:p text:style-name="P14"><text:span text:style-name="T2">From what we learned in this chapter, prescriptive design </text:span><text:span text:style-name="T6">processes</text:span><text:span text:style-name="T2"> appear to be a path such that a team or individual can follow </text:span><text:span text:style-name="T6">along</text:span><text:span text:style-name="T2"> with the specifications and incrementally develop a system or product. This would be comparable to how we approached the Embedded Systems lab, by determining what needs to be accomplished, then finding the modules or features of the MSP430 which can be used, then by iterating through test programs to check the modules and finally a submitted program which combines them. Also pointed out in our study material, VLSI tools usually implement a prescriptive design path which migrates from Specifications → System Architecture → Logic Design → Circuit Design → Layout. In contrast, descriptive processes include a set of high level tasks which are needed to complete the system. This can also be found in embedded development, when Software, Hardware, and Interface tasks must interface with each other to build the product.</text:span></text:p>
      <text:p text:style-name="P14"><text:span text:style-name="T2"/></text:p>
      <text:p text:style-name="P6"/>
      <text:p text:style-name="P10">2. Using the Internet conduct research on the "Agile" Software Design Process? Clearly indicate your sources that you referenced. How does Agile design differ from the traditional Waterfall Design Process. Can this method be applied to hardware designs as well? Justify your answer.</text:p>
      <text:p text:style-name="P6"/>
      <text:p text:style-name="P3"><text:span text:style-name="T2">Agile is a framework or structure for managing software development which focuses on frequent reflection and iterative changes to first generate a minimum viable product, and then continue it to completion. Waterfall design methods instead focus on a heavy pre-allocation of design requirements and specifications, which are then entirely carried out to produce a final product. I'm not sure if Agile can be applied to hardware design. </text:span><text:span text:style-name="T5">Unlike software, where sections can be written and the method of exporting values manipulated later, hardware design requires more interdependancy within components. If a serial connection or bus changes, then an entire section of hardware may become </text:span><text:span text:style-name="T6">irrelevant.</text:span><text:span text:style-name="T5"> Because of this I suspect that Agile would not work well for a hardware design team.</text:span></text:p>
      <text:p text:style-name="P6"/>
      <text:p text:style-name="P13">Sources</text:p>
      <text:p text:style-name="P2"><text:a xlink:type="simple" xlink:href="http://www.agilenutshell.com/" text:style-name="Internet_20_link" text:visited-style-name="Visited_20_Internet_20_Link"><text:span text:style-name="T2">http://www.agilenutshell.com/</text:span></text:a></text:p>
      <text:p text:style-name="P5"><text:a xlink:type="simple" xlink:href="http://www.allaboutagile.com/what-is-agile-10-key-principles/" text:style-name="Internet_20_link" text:visited-style-name="Visited_20_Internet_20_Link"><text:span text:style-name="T2">http://www.allaboutagile.com/what-is-agile-10-key-principles/</text:span></text:a></text:p>
      <text:p text:style-name="P7"/>
      <text:p text:style-name="P4"><text:span text:style-name="T2">3. In your own words, describe the differences between creative</text:span><text:span text:style-name="T3">, </text:span><text:span text:style-name="T2">variant, and routine designs.</text:span></text:p>
      <text:p text:style-name="P6"/>
      <text:p text:style-name="P15">Whereas creative designs are the fuel for entrepreneurship, routine designs are the support for itmes like plastic floor fans found in Walmart. The design of these fans are always changing, but the base system of an AC motor, switch, blades, and guard has existed for decades. Variant designs retrofit one of the aforementioned to <text:soft-page-break/>increase its capabilities, enhance efficiency, lower cost, etc. This is comparable to modern consumer vehicles.</text:p>
      <text:p text:style-name="P6"/>
      <text:p text:style-name="P10">4. Describe what is meant by a marketing requirement.</text:p>
      <text:p text:style-name="P6"/>
      <text:p text:style-name="P16">A marketing requirement is a conversion from a technical quality of a product “power consumption under 10 watts” to conversational language that can be conveyed to the customer “energy saving design”.</text:p>
      <text:p text:style-name="P6"/>
      <text:p text:style-name="P10">5. What is the purpose of an objective tree? How does one create such an entity? Explain the process using an example.</text:p>
      <text:p text:style-name="P6"/>
      <text:p text:style-name="P16">An objective tree helps organize the requirements of a product by hierarchically organizing needs by similarity and then by importance. To create an objective tree, first group functionally similar features:</text:p>
      <text:p text:style-name="P16"/>
      <text:p text:style-name="P21">Flashlight</text:p>
      <text:p text:style-name="P16"><text:span text:style-name="T7">construction: </text:span>[durability, water-resistant, shock-resistant] </text:p>
      <text:p text:style-name="P16"><text:span text:style-name="T7">Luminosity: </text:span>[brightness, <text:span text:style-name="T7">wide flood, short throw]</text:span></text:p>
      <text:p text:style-name="P18">Operation: [wrist strap, tactile button, brightness modes]</text:p>
      <text:p text:style-name="P18"/>
      <text:p text:style-name="P18">Then rank the needs to determine relative importance:</text:p>
      <text:p text:style-name="P17"/>
      <text:p text:style-name="P22">Flashlight</text:p>
      <text:p text:style-name="P17"><text:span text:style-name="T7">construction (0.50)</text:span></text:p>
      <text:p text:style-name="P17">- durability <text:span text:style-name="T7">(0.70)</text:span></text:p>
      <text:p text:style-name="P17">- water-resistant <text:span text:style-name="T7">(0.20)</text:span></text:p>
      <text:p text:style-name="P17">- shock-resistant <text:span text:style-name="T7">(0.10)</text:span></text:p>
      <text:p text:style-name="P17"><text:span text:style-name="T7">Luminosity (0.30)</text:span></text:p>
      <text:p text:style-name="P17">- brightness <text:span text:style-name="T7">(0.70)</text:span></text:p>
      <text:p text:style-name="P17"><text:span text:style-name="T7">- wide flood (0.20)</text:span></text:p>
      <text:p text:style-name="P17"><text:span text:style-name="T7">- short throw (0.10)</text:span></text:p>
      <text:p text:style-name="P18">Operation (0.20)</text:p>
      <text:p text:style-name="P18">- wrist strap (0.20)</text:p>
      <text:p text:style-name="P18">- tactile button (0.60)</text:p>
      <text:p text:style-name="P18">- brightness modes (0.20)</text:p>
      <text:p text:style-name="P6"/>
      <text:p text:style-name="P10">6. The needs for a garage door opener have been determined to be safety, speed, security, reliability, and low noise. Create a pairwise comparisons matrix to determine the relative weights of the needs. Apply your judgment in making the relative comparisons. Justify your ratings and illustrate the process using your weightings.</text:p>
      <text:p text:style-name="P6"/>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C" table:number-columns-repeated="2"/>
        <table:table-column table:style-name="Table1.B"/>
        <table:table-row>
          <table:table-cell table:style-name="Table1.A1" office:value-type="string">
            <text:p text:style-name="P25"/>
          </table:table-cell>
          <table:table-cell table:style-name="Table1.A1" office:value-type="string">
            <text:p text:style-name="P26">Safety</text:p>
          </table:table-cell>
          <table:table-cell table:style-name="Table1.A1" office:value-type="string">
            <text:p text:style-name="P26">Speed</text:p>
          </table:table-cell>
          <table:table-cell table:style-name="Table1.A1" office:value-type="string">
            <text:p text:style-name="P26">Security</text:p>
          </table:table-cell>
          <table:table-cell table:style-name="Table1.A1" office:value-type="string">
            <text:p text:style-name="P26">Reliability</text:p>
          </table:table-cell>
          <table:table-cell table:style-name="Table1.A1" office:value-type="string">
            <text:p text:style-name="P26">Noise</text:p>
          </table:table-cell>
          <table:table-cell table:style-name="Table1.A1" office:value-type="string">
            <text:p text:style-name="P27">Score</text:p>
          </table:table-cell>
          <table:table-cell table:style-name="Table1.H1" office:value-type="string">
            <text:p text:style-name="P27">Weight</text:p>
          </table:table-cell>
        </table:table-row>
        <table:table-row>
          <table:table-cell table:style-name="Table1.A2" office:value-type="string">
            <text:p text:style-name="P26">Safety</text:p>
          </table:table-cell>
          <table:table-cell table:style-name="Table1.A2" office:value-type="string">
            <text:p text:style-name="P26">1</text:p>
          </table:table-cell>
          <table:table-cell table:style-name="Table1.A2" office:value-type="string">
            <text:p text:style-name="P27">3</text:p>
          </table:table-cell>
          <table:table-cell table:style-name="Table1.A2" office:value-type="string">
            <text:p text:style-name="P27">1</text:p>
          </table:table-cell>
          <table:table-cell table:style-name="Table1.A2" office:value-type="string">
            <text:p text:style-name="P27">2</text:p>
          </table:table-cell>
          <table:table-cell table:style-name="Table1.A2" office:value-type="string">
            <text:p text:style-name="P27">3</text:p>
          </table:table-cell>
          <table:table-cell table:style-name="Table1.A2" office:value-type="string">
            <text:p text:style-name="P27">60</text:p>
          </table:table-cell>
          <table:table-cell table:style-name="Table1.H2" office:value-type="string">
            <text:p text:style-name="P27">0.304</text:p>
          </table:table-cell>
        </table:table-row>
        <table:table-row>
          <table:table-cell table:style-name="Table1.A2" office:value-type="string">
            <text:p text:style-name="P26">Speed</text:p>
          </table:table-cell>
          <table:table-cell table:style-name="Table1.A2" office:value-type="string">
            <text:p text:style-name="P26">1/3</text:p>
          </table:table-cell>
          <table:table-cell table:style-name="Table1.A2" office:value-type="string">
            <text:p text:style-name="P26">1</text:p>
          </table:table-cell>
          <table:table-cell table:style-name="Table1.A2" office:value-type="string">
            <text:p text:style-name="P27">1/3</text:p>
          </table:table-cell>
          <table:table-cell table:style-name="Table1.A2" office:value-type="string">
            <text:p text:style-name="P27">1/2</text:p>
          </table:table-cell>
          <table:table-cell table:style-name="Table1.A2" office:value-type="string">
            <text:p text:style-name="P27">2</text:p>
          </table:table-cell>
          <table:table-cell table:style-name="Table1.A2" office:value-type="string">
            <text:p text:style-name="P27">25</text:p>
          </table:table-cell>
          <table:table-cell table:style-name="Table1.H2" office:value-type="string">
            <text:p text:style-name="P27">0.126</text:p>
          </table:table-cell>
        </table:table-row>
        <table:table-row>
          <table:table-cell table:style-name="Table1.A2" office:value-type="string">
            <text:p text:style-name="P26">Security</text:p>
          </table:table-cell>
          <table:table-cell table:style-name="Table1.A2" office:value-type="string">
            <text:p text:style-name="P27">1</text:p>
          </table:table-cell>
          <table:table-cell table:style-name="Table1.A2" office:value-type="string">
            <text:p text:style-name="P27">3</text:p>
          </table:table-cell>
          <table:table-cell table:style-name="Table1.A2" office:value-type="string">
            <text:p text:style-name="P26">1</text:p>
          </table:table-cell>
          <table:table-cell table:style-name="Table1.A2" office:value-type="string">
            <text:p text:style-name="P27">2</text:p>
          </table:table-cell>
          <table:table-cell table:style-name="Table1.A2" office:value-type="string">
            <text:p text:style-name="P27">3</text:p>
          </table:table-cell>
          <table:table-cell table:style-name="Table1.A2" office:value-type="string">
            <text:p text:style-name="P27">60</text:p>
          </table:table-cell>
          <table:table-cell table:style-name="Table1.H2" office:value-type="string">
            <text:p text:style-name="P27">0.04</text:p>
          </table:table-cell>
        </table:table-row>
        <table:table-row>
          <table:table-cell table:style-name="Table1.A2" office:value-type="string">
            <text:p text:style-name="P26">Reliability</text:p>
          </table:table-cell>
          <table:table-cell table:style-name="Table1.A2" office:value-type="string">
            <text:p text:style-name="P27">1/2</text:p>
          </table:table-cell>
          <table:table-cell table:style-name="Table1.A2" office:value-type="string">
            <text:p text:style-name="P27">2</text:p>
          </table:table-cell>
          <table:table-cell table:style-name="Table1.A2" office:value-type="string">
            <text:p text:style-name="P27">1/2</text:p>
          </table:table-cell>
          <table:table-cell table:style-name="Table1.A2" office:value-type="string">
            <text:p text:style-name="P26">1</text:p>
          </table:table-cell>
          <table:table-cell table:style-name="Table1.A2" office:value-type="string">
            <text:p text:style-name="P27">2</text:p>
          </table:table-cell>
          <table:table-cell table:style-name="Table1.A2" office:value-type="string">
            <text:p text:style-name="P27">36</text:p>
          </table:table-cell>
          <table:table-cell table:style-name="Table1.H2" office:value-type="string">
            <text:p text:style-name="P27">0.182</text:p>
          </table:table-cell>
        </table:table-row>
        <table:table-row>
          <table:table-cell table:style-name="Table1.A2" office:value-type="string">
            <text:p text:style-name="P26">Noise</text:p>
          </table:table-cell>
          <table:table-cell table:style-name="Table1.A2" office:value-type="string">
            <text:p text:style-name="P27">1/3</text:p>
          </table:table-cell>
          <table:table-cell table:style-name="Table1.A2" office:value-type="string">
            <text:p text:style-name="P27">1/2</text:p>
          </table:table-cell>
          <table:table-cell table:style-name="Table1.A2" office:value-type="string">
            <text:p text:style-name="P27">1/3</text:p>
          </table:table-cell>
          <table:table-cell table:style-name="Table1.A2" office:value-type="string">
            <text:p text:style-name="P27">1/2</text:p>
          </table:table-cell>
          <table:table-cell table:style-name="Table1.A2" office:value-type="string">
            <text:p text:style-name="P26">1</text:p>
          </table:table-cell>
          <table:table-cell table:style-name="Table1.A2" office:value-type="string">
            <text:p text:style-name="P27">16</text:p>
          </table:table-cell>
          <table:table-cell table:style-name="Table1.H2" office:value-type="string">
            <text:p text:style-name="P27">0.081</text:p>
          </table:table-cell>
        </table:table-row>
      </table:table>
      <text:p text:style-name="P23"/>
      <text:p text:style-name="P23">Here I emphasized safety and security, with moderate importance on <text:soft-page-break/>reliability.</text:p>
      <text:p text:style-name="P6"/>
      <text:p text:style-name="P6"/>
      <text:p text:style-name="P12"><text:span text:style-name="T2">7. Briefly describe the four essential properties of an engineering requirement.</text:span></text:p>
      <text:p text:style-name="P9"><text:span text:style-name="T2"/></text:p>
      <text:p text:style-name="P24"><text:span text:style-name="T2">Abstract – Explains what a product does, not how it does that.</text:span></text:p>
      <text:p text:style-name="P24"><text:span text:style-name="T2">Verifiable – Must be measurable and demonstrable to meet the given need.</text:span></text:p>
      <text:p text:style-name="P24"><text:span text:style-name="T2">Unambiguous – Should be a clear, short description of the property.</text:span></text:p>
      <text:p text:style-name="P24"><text:span text:style-name="T2">Traceable – Can be directly attributed to a customer need.</text:span></text:p>
      <text:p text:style-name="P9"><text:span text:style-name="T2"/></text:p>
      <text:p text:style-name="P12"><text:span text:style-name="T2">8. Identify the three levels of standards usage and what is meant by each one.</text:span></text:p>
      <text:p text:style-name="P9"><text:span text:style-name="T2"/></text:p>
      <text:p text:style-name="P24"><text:span text:style-name="T2">Use</text:span><text:span text:style-name="T8">r</text:span></text:p>
      <text:p text:style-name="P24"><text:span text:style-name="T2">Implementation</text:span></text:p>
      <text:p text:style-name="P24"><text:span text:style-name="T2">Developer</text:span></text:p>
      <text:p text:style-name="P9"><text:span text:style-name="T2"/></text:p>
      <text:p text:style-name="P12"><text:span text:style-name="T2">9. Describe the difference between the terms verification </text:span><text:span text:style-name="T4">and </text:span><text:span text:style-name="T2">validation. Use an example to aid you in this description.</text:span></text:p>
      <text:p text:style-name="P19"><text:span text:style-name="T2"/></text:p>
      <text:p text:style-name="P20"><text:span text:style-name="T9">Verification</text:span><text:span text:style-name="T2"> means to make sure the product is being constructed appropriately. </text:span><text:span text:style-name="T9">Validation</text:span><text:span text:style-name="T2"> means to make sure the product's design meets all needs. </text:span></text:p>
      <text:p text:style-name="P20"><text:span text:style-name="T2">After this chapter I realized that I had been commenting all of my C code incorrectly: I would put /* Validate this user input */ when the appropriate description is /* Verify this user input */. We know that the int meets our code's needs, what we want to know is that it is being “constructed” or filled properly by the u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22:54:57.202799839</meta:creation-date>
    <dc:date>2015-09-09T22:29:24.624228686</dc:date>
    <meta:editing-duration>PT4H47M4S</meta:editing-duration>
    <meta:editing-cycles>9</meta:editing-cycles>
    <meta:generator>LibreOffice/5.0.1.2.0$Linux_X86_64 LibreOffice_project/00m0$Build-2</meta:generator>
    <meta:document-statistic meta:table-count="1" meta:image-count="0" meta:object-count="0" meta:page-count="3" meta:paragraph-count="95" meta:word-count="877" meta:character-count="5547" meta:non-whitespace-character-count="4759"/>
  </office:meta>
</office:document-meta>
</file>